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5108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5108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10">
      <style:table-cell-properties fo:background-color="#9999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10">
      <style:table-cell-properties fo:background-color="#ff420e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0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1" table:default-cell-style-name="ce9"/>
        <table:table-column table:style-name="co1" table:default-cell-style-name="ce10"/>
        <table:table-column table:style-name="co2" table:default-cell-style-name="ce9"/>
        <table:table-column table:style-name="co1" table:default-cell-style-name="ce9"/>
        <table:table-column table:style-name="co3" table:default-cell-style-name="ce10"/>
        <table:table-column table:style-name="co4" table:default-cell-style-name="ce9"/>
        <table:table-row table:style-name="ro1">
          <table:table-cell table:style-name="ce1" office:value-type="string" table:number-columns-spanned="7" table:number-rows-spanned="1">
            <text:p>Semaine 6 : 14 – 20 mai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14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>
            <text:p>dim. 20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5 : 21 – 27 mai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4" office:value-type="date" office:date-value="2012-05-21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/>
        </table:table-row>
        <table:table-row table:style-name="ro1">
          <table:table-cell table:style-name="ce5" office:value-type="date" office:date-value="2012-05-22">
            <text:p>mar. 22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6">
            <text:p>sam. 26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date" office:date-value="2012-05-27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4 : 28 mai – 3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28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/>
        </table:table-row>
        <table:table-row table:style-name="ro1"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6-03">
            <text:p>dim. 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3 : 04 – 10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6-04">
            <text:p>lu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6-10">
            <text:p>dim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2 : <text:s/>11 – 17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5-15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1 : 18 – 24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</text:p>
          </table:table-cell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e l'électricité</text:p>
          </table:table-cell>
          <table:covered-table-cell/>
        </table:table-row>
        <table:table-row table:style-name="ro1"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5-22">
            <text:p>mar. 2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0 : 25 juin – 1 juillet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table:style-name="Default"/>
          <table:table-cell table:style-name="ce11" table:number-columns-spanned="2" table:number-rows-spanned="1"/>
          <table:covered-table-cell table:style-name="Default"/>
        </table:table-row>
        <table:table-row table:style-name="ro1"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7" office:value-type="date" office:date-value="2012-06-29">
            <text:p>ven. 2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8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8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-1 : 2 – 08 juillet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  <table:table-cell table:style-name="Default"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  <table:table-cell/>
          <table:table-cell table:style-name="ce11" table:number-columns-spanned="2" table:number-rows-spanned="1"/>
          <table:covered-table-cell/>
        </table:table-row>
        <table:table-row table:style-name="ro1"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5108" number:language="fr" number:country="FR">
      <number:day-of-week/>
      <number:text> </number:text>
      <number:day/>
      <number:text> </number:text>
    </number:date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phine </meta:initial-creator>
    <meta:creation-date>2012-05-13T17:04:50</meta:creation-date>
    <dc:date>2012-06-10T15:15:16</dc:date>
    <meta:editing-duration>PT1H48M58S</meta:editing-duration>
    <meta:editing-cycles>19</meta:editing-cycles>
    <meta:generator>LibreOffice/3.5$Linux_x86 LibreOffice_project/350m1$Build-2</meta:generator>
    <meta:document-statistic meta:table-count="1" meta:cell-count="114" meta:object-count="0"/>
  </office:meta>
</office:document-meta>
</file>